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dde3" officeooo:paragraph-rsid="0017dde3"/>
    </style:style>
    <style:style style:name="P2" style:family="paragraph" style:parent-style-name="Text_20_body">
      <style:text-properties officeooo:rsid="001c03f9" officeooo:paragraph-rsid="001c03f9"/>
    </style:style>
    <style:style style:name="P3" style:family="paragraph" style:parent-style-name="Subtitle">
      <style:text-properties officeooo:paragraph-rsid="0017dde3"/>
    </style:style>
    <style:style style:name="P4" style:family="paragraph" style:parent-style-name="Text_20_body" style:list-style-name="L1">
      <style:text-properties officeooo:rsid="0017dde3" officeooo:paragraph-rsid="0017dde3"/>
    </style:style>
    <style:style style:name="P5" style:family="paragraph" style:parent-style-name="Text_20_body" style:list-style-name="L1">
      <style:text-properties style:text-position="super 58%" officeooo:rsid="0017dde3" officeooo:paragraph-rsid="0017dde3"/>
    </style:style>
    <style:style style:name="P6" style:family="paragraph" style:parent-style-name="Text_20_body" style:list-style-name="L1">
      <style:text-properties style:text-position="0% 100%" officeooo:rsid="0017dde3" officeooo:paragraph-rsid="0017dde3"/>
    </style:style>
    <style:style style:name="P7" style:family="paragraph" style:parent-style-name="Text_20_body" style:list-style-name="L1">
      <style:text-properties officeooo:rsid="001dbb62" officeooo:paragraph-rsid="001dbb62"/>
    </style:style>
    <style:style style:name="P8" style:family="paragraph" style:parent-style-name="Text_20_body" style:list-style-name="L1">
      <style:text-properties officeooo:rsid="001c03f9" officeooo:paragraph-rsid="001c03f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8b7b7"/>
    </style:style>
    <style:style style:name="T4" style:family="text">
      <style:text-properties officeooo:rsid="001a914f"/>
    </style:style>
    <style:style style:name="T5" style:family="text">
      <style:text-properties officeooo:rsid="001dbb62"/>
    </style:style>
    <style:style style:name="T6" style:family="text">
      <style:text-properties officeooo:rsid="001f747e"/>
    </style:style>
    <style:style style:name="T7" style:family="text">
      <style:text-properties officeooo:rsid="001ff64f"/>
    </style:style>
    <style:style style:name="T8" style:family="text">
      <style:text-properties officeooo:rsid="0020b857"/>
    </style:style>
    <style:style style:name="T9" style:family="text">
      <style:text-properties officeooo:rsid="00226897"/>
    </style:style>
    <style:style style:name="T10" style:family="text">
      <style:text-properties officeooo:rsid="00240b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­</text:span>PRÀCTICA 1. M02. <text:span text:style-name="T4">Exercicis</text:span></text:p>
      <text:p text:style-name="P1">Exercicis WHERE:</text:p>
      <text:list xml:id="list3077496058353214234" text:style-name="L1">
        <text:list-item>
          <text:p text:style-name="P4">Alumnat que es digui Anna</text:p>
          <text:p text:style-name="P4"/>
        </text:list-item>
        <text:list-item>
          <text:p text:style-name="P4">Alumnat que es digui Guardiola</text:p>
          <text:p text:style-name="P4"/>
        </text:list-item>
        <text:list-item>
          <text:p text:style-name="P4">Alumnat de 1<text:span text:style-name="T1">r</text:span></text:p>
          <text:p text:style-name="P5"/>
        </text:list-item>
        <text:list-item>
          <text:p text:style-name="P4"><text:span text:style-name="T2">Alumnat que faci un curs superior a 1</text:span><text:span text:style-name="T1">r</text:span></text:p>
          <text:p text:style-name="P5"/>
        </text:list-item>
        <text:list-item>
          <text:p text:style-name="P4"><text:span text:style-name="T2">Alumnat que faci un curs inferior a 3</text:span><text:span text:style-name="T1">r</text:span></text:p>
          <text:p text:style-name="P6"/>
        </text:list-item>
        <text:list-item>
          <text:p text:style-name="P4">Alumnat nascut el 27 de setembre del 1997</text:p>
          <text:p text:style-name="P4"/>
        </text:list-item>
        <text:list-item>
          <text:p text:style-name="P4">Alumnat de 1<text:span text:style-name="T1">r</text:span> que es digui Guardiola</text:p>
          <text:p text:style-name="P4"/>
        </text:list-item>
        <text:list-item>
          <text:p text:style-name="P4">Alumnat de 1<text:span text:style-name="T1">r</text:span> que es digui Anna Guardiola</text:p>
          <text:p text:style-name="P4"/>
        </text:list-item>
        <text:list-item>
          <text:p text:style-name="P4">Alumnat de 1<text:span text:style-name="T1">r</text:span> i de 2<text:span text:style-name="T1">n</text:span> (Atenció!!!!! : volem l'alumnat de primer + l'alumnat de 2<text:span text:style-name="T1">n</text:span>, no volem alumnat que faci primer i 2<text:span text:style-name="T1">n</text:span> a l'hora)</text:p>
          <text:p text:style-name="P4"/>
        </text:list-item>
        <text:list-item>
          <text:p text:style-name="P4">Alumnat que estudiï ASIX o ISIX o DAM o DAW</text:p>
          <text:p text:style-name="P7">­</text:p>
        </text:list-item>
        <text:list-item>
          <text:p text:style-name="P4">Alumnat que estudiï ASIX <text:span text:style-name="T3">i</text:span> ISIX <text:span text:style-name="T3">i </text:span>DAM <text:span text:style-name="T3">i</text:span> DAW</text:p>
          <text:p text:style-name="P4"/>
        </text:list-item>
        <text:list-item>
          <text:p text:style-name="P4">Alumnat que es digui Joan o Juan o 'Joan Carles' o 'Joan Manel' o 'Joan Josep'</text:p>
          <text:p text:style-name="P4"/>
        </text:list-item>
        <text:list-item>
          <text:p text:style-name="P4">Alumnat que es <text:s/>digui Josep i Pep i 'Josep Maria' i 'Josep Joan'</text:p>
          <text:p text:style-name="P4"/>
        </text:list-item>
        <text:list-item>
          <text:p text:style-name="P4">Alumnat de 1<text:span text:style-name="T1">r</text:span> d'ASIX</text:p>
          <text:p text:style-name="P4"/>
        </text:list-item>
        <text:list-item>
          <text:p text:style-name="P4">Alumant de 1<text:span text:style-name="T1">r</text:span> d'ASIX <text:span text:style-name="T5">I </text:span>de 2<text:span text:style-name="T1">n</text:span> d'ASIX </text:p>
        </text:list-item>
      </text:list>
      <text:p text:style-name="P1"/>
      <text:list xml:id="list103136919913248" text:continue-numbering="true" text:style-name="L1">
        <text:list-item>
          <text:p text:style-name="P8"><text:soft-page-break/>Alumnat amb un nom que co<text:span text:style-name="T7">menci</text:span> per A</text:p>
          <text:p text:style-name="P8"/>
        </text:list-item>
        <text:list-item>
          <text:p text:style-name="P8">Alumnat amb un nom que <text:span text:style-name="T8">comenci</text:span> en 'e'</text:p>
          <text:p text:style-name="P8"/>
        </text:list-item>
        <text:list-item>
          <text:p text:style-name="P8">Alumnat amb un nom que contingui per ‘<text:span text:style-name="T10">a’</text:span> i <text:span text:style-name="T8">comenci</text:span> per 'e'</text:p>
          <text:p text:style-name="P8"/>
        </text:list-item>
        <text:list-item>
          <text:p text:style-name="P8">Alumnat amb un nom que sigui 'Ann' i una lletra més</text:p>
          <text:p text:style-name="P8"/>
        </text:list-item>
        <text:list-item>
          <text:p text:style-name="P8">Alumnat amb un nom que c<text:span text:style-name="T9">omenci</text:span> per A o per E i <text:span text:style-name="T9">que després de la primera lletra aparegui una</text:span> 'A' o <text:span text:style-name="T9">una</text:span> 'E'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5752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3:37:05.322000000</meta:creation-date>
    <dc:date>2016-09-26T10:31:34.753516680</dc:date>
    <meta:editing-duration>PT1H50M30S</meta:editing-duration>
    <meta:editing-cycles>10</meta:editing-cycles>
    <meta:generator>LibreOffice/5.1.5.2$Linux_X86_64 LibreOffice_project/10$Build-2</meta:generator>
    <meta:document-statistic meta:table-count="0" meta:image-count="0" meta:object-count="0" meta:page-count="2" meta:paragraph-count="23" meta:word-count="230" meta:character-count="1059" meta:non-whitespace-character-count="871"/>
  </office:meta>
</office:document-meta>
</file>